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0807in"/>
    </style:style>
    <style:style style:name="co3" style:family="table-column">
      <style:table-column-properties fo:break-before="auto" style:column-width="1.6602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table:style-name="ce1" office:value-type="string">
            <text:p>Indonesian Production or Reserves (R)</text:p>
          </table:table-cell>
          <table:table-cell table:style-name="ce1" office:value-type="string">
            <text:p>Global Production or Reserves (R)</text:p>
          </table:table-cell>
          <table:table-cell table:style-name="ce1" office:value-type="string">
            <text:p>Indonesia's Share of Total</text:p>
          </table:table-cell>
          <table:table-cell table:style-name="Default"/>
        </table:table-row>
        <table:table-row table:style-name="ro2">
          <table:table-cell office:value-type="string" table:number-columns-spanned="4" table:number-rows-spanned="1">
            <text:p> 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<text:a xlink:href="https://www.indonesia-investments.com/business/commodities/coal/item236">Coal</text:a></text:p>
          </table:table-cell>
          <table:table-cell office:value-type="string">
            <text:p>241.1 mln tons oil equiv.</text:p>
          </table:table-cell>
          <table:table-cell office:value-type="string">
            <text:p>3,830.1 mln tons oil equiv.</text:p>
          </table:table-cell>
          <table:table-cell office:value-type="percentage" office:value="0.063">
            <text:p>6.30%</text:p>
          </table:table-cell>
        </table:table-row>
        <table:table-row table:style-name="ro3">
          <table:table-cell office:value-type="string">
            <text:p><text:a xlink:href="https://www.indonesia-investments.com/business/commodities/coalbed-methane/item269">Coalbed Methane﻿﻿</text:a></text:p>
          </table:table-cell>
          <table:table-cell office:value-type="string">
            <text:p>453 trillion cubic feet (R)</text:p>
          </table:table-cell>
          <table:table-cell office:value-type="string">
            <text:p>7,550 trillion cubic feet (R)</text:p>
          </table:table-cell>
          <table:table-cell office:value-type="percentage" office:value="0.06">
            <text:p>6.00%</text:p>
          </table:table-cell>
        </table:table-row>
        <table:table-row table:style-name="ro3">
          <table:table-cell office:value-type="string">
            <text:p><text:a xlink:href="https://www.indonesia-investments.com/business/commodities/cocoa/item241">Cocoa</text:a></text:p>
          </table:table-cell>
          <table:table-cell office:value-type="string">
            <text:p>0.48 million tonnes</text:p>
          </table:table-cell>
          <table:table-cell office:value-type="string">
            <text:p>3.96 million tonnes</text:p>
          </table:table-cell>
          <table:table-cell office:value-type="percentage" office:value="0.122">
            <text:p>12.20%</text:p>
          </table:table-cell>
        </table:table-row>
        <table:table-row table:style-name="ro3">
          <table:table-cell office:value-type="string">
            <text:p><text:a xlink:href="https://www.indonesia-investments.com/business/commodities/coffee/item186">Coffee</text:a></text:p>
          </table:table-cell>
          <table:table-cell office:value-type="string">
            <text:p>9.4 million 60 kg bags</text:p>
          </table:table-cell>
          <table:table-cell office:value-type="string">
            <text:p>141.7 million 60 kg bags</text:p>
          </table:table-cell>
          <table:table-cell office:value-type="percentage" office:value="0.066">
            <text:p>6.60%</text:p>
          </table:table-cell>
        </table:table-row>
        <table:table-row table:style-name="ro3">
          <table:table-cell office:value-type="string">
            <text:p><text:a xlink:href="https://www.indonesia-investments.com/business/commodities/crude-oil/item267">Crude Oil</text:a></text:p>
          </table:table-cell>
          <table:table-cell office:value-type="string">
            <text:p>825,000 bpd</text:p>
          </table:table-cell>
          <table:table-cell office:value-type="string">
            <text:p>91,670,000 bpd</text:p>
          </table:table-cell>
          <table:table-cell office:value-type="percentage" office:value="0.009">
            <text:p>0.90%</text:p>
          </table:table-cell>
        </table:table-row>
        <table:table-row table:style-name="ro2">
          <table:table-cell office:value-type="string" table:number-columns-spanned="4" table:number-rows-spanned="1">
            <text:p> 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<text:a xlink:href="https://www.indonesia-investments.com/business/commodities/geothermal-energy/item268">Geothermal Energy</text:a></text:p>
          </table:table-cell>
          <table:table-cell office:value-type="string">
            <text:p>27,510 MW (R)</text:p>
          </table:table-cell>
          <table:table-cell office:value-type="string">
            <text:p>68,775 MW (R)</text:p>
          </table:table-cell>
          <table:table-cell office:value-type="percentage" office:value="0.4">
            <text:p>40.00%</text:p>
          </table:table-cell>
        </table:table-row>
        <table:table-row table:style-name="ro2">
          <table:table-cell office:value-type="string">
            <text:p><text:a xlink:href="https://www.indonesia-investments.com/business/commodities/gold/item167">Gold</text:a></text:p>
          </table:table-cell>
          <table:table-cell office:value-type="string">
            <text:p>109.9 tons</text:p>
          </table:table-cell>
          <table:table-cell office:value-type="string">
            <text:p>3,109.0 tons</text:p>
          </table:table-cell>
          <table:table-cell office:value-type="percentage" office:value="0.035">
            <text:p>3.50%</text:p>
          </table:table-cell>
        </table:table-row>
        <table:table-row table:style-name="ro3">
          <table:table-cell office:value-type="string">
            <text:p><text:a xlink:href="https://www.indonesia-investments.com/business/commodities/natural-gas/item184">Natural Gas</text:a></text:p>
          </table:table-cell>
          <table:table-cell office:value-type="string">
            <text:p>75.0 billion m³</text:p>
          </table:table-cell>
          <table:table-cell office:value-type="string">
            <text:p>3538.6 billion m³﻿</text:p>
          </table:table-cell>
          <table:table-cell office:value-type="percentage" office:value="0.021">
            <text:p>2.10%</text:p>
          </table:table-cell>
        </table:table-row>
        <table:table-row table:style-name="ro3">
          <table:table-cell office:value-type="string">
            <text:p><text:a xlink:href="https://www.indonesia-investments.com/business/commodities/palm-oil/item166">Palm Oil</text:a></text:p>
          </table:table-cell>
          <table:table-cell office:value-type="string">
            <text:p>31.0 million tons</text:p>
          </table:table-cell>
          <table:table-cell office:value-type="string">
            <text:p>60.0 million tons</text:p>
          </table:table-cell>
          <table:table-cell office:value-type="percentage" office:value="0.517">
            <text:p>51.70%</text:p>
          </table:table-cell>
        </table:table-row>
        <table:table-row table:style-name="ro3">
          <table:table-cell office:value-type="string">
            <text:p><text:a xlink:href="https://www.indonesia-investments.com/business/commodities/rice/item183">Rice</text:a></text:p>
          </table:table-cell>
          <table:table-cell office:value-type="string">
            <text:p>70.6 million tons</text:p>
          </table:table-cell>
          <table:table-cell office:value-type="string">
            <text:p>744.0 million tons</text:p>
          </table:table-cell>
          <table:table-cell office:value-type="percentage" office:value="0.095">
            <text:p>9.50%</text:p>
          </table:table-cell>
        </table:table-row>
        <table:table-row table:style-name="ro2">
          <table:table-cell office:value-type="string" table:number-columns-spanned="4" table:number-rows-spanned="1">
            <text:p> </text:p>
          </table:table-cell>
          <table:covered-table-cell table:number-columns-repeated="3" table:style-name="Default"/>
        </table:table-row>
        <table:table-row table:style-name="ro3">
          <table:table-cell office:value-type="string">
            <text:p><text:a xlink:href="https://www.indonesia-investments.com/business/commodities/rubber/item185">Rubber (Natural)</text:a></text:p>
          </table:table-cell>
          <table:table-cell office:value-type="string">
            <text:p>3.2 million tons*</text:p>
          </table:table-cell>
          <table:table-cell office:value-type="string">
            <text:p>12 million tons*</text:p>
          </table:table-cell>
          <table:table-cell office:value-type="percentage" office:value="0.267">
            <text:p>26.70%</text:p>
          </table:table-cell>
        </table:table-row>
        <table:table-row table:style-name="ro3">
          <table:table-cell office:value-type="string">
            <text:p><text:a xlink:href="https://www.indonesia-investments.com/business/commodities/tea/item240">Tea</text:a></text:p>
          </table:table-cell>
          <table:table-cell office:value-type="string">
            <text:p>0.13 million tons</text:p>
          </table:table-cell>
          <table:table-cell office:value-type="string">
            <text:p>5.03 million tons</text:p>
          </table:table-cell>
          <table:table-cell office:value-type="percentage" office:value="0.026">
            <text:p>2.6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01/11/2020</text:date>, <text:time>12:27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1T12:26:41.06</meta:creation-date>
    <dc:date>2020-01-11T12:27:05.06</dc:date>
    <meta:editing-duration>PT23S</meta:editing-duration>
    <meta:editing-cycles>2</meta:editing-cycles>
    <meta:generator>OpenOffice/4.1.7$Win32 OpenOffice.org_project/417m1$Build-9800</meta:generator>
    <meta:document-statistic meta:table-count="3" meta:cell-count="54" meta:object-count="0"/>
  </office:meta>
</office:document-meta>
</file>